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text-indent="1.27cm" style:auto-text-indent="false" fo:background-color="#ffffff" fo:padding="0cm" fo:border="none"/>
      <style:text-properties fo:color="#333333" fo:font-size="12.5pt" fo:background-color="#ffffff" style:font-size-asian="12.5pt" style:font-size-complex="12.5pt"/>
    </style:style>
    <style:style style:name="P2" style:family="paragraph" style:parent-style-name="Standard" style:list-style-name="WWNum1" style:master-page-name="Standard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style:page-number="1" fo:background-color="#ffffff" fo:padding="0cm" fo:border="none"/>
      <style:text-properties fo:font-weight="bold" style:font-weight-asian="bold"/>
    </style:style>
    <style:style style:name="P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  <style:text-properties fo:font-weight="bold" style:font-weight-asian="bold"/>
    </style:style>
    <style:style style:name="P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  <style:text-properties fo:color="#333333" fo:font-size="12.5pt" fo:font-weight="bold" fo:background-color="#ffffff" style:font-size-asian="12.5pt" style:font-weight-asian="bold" style:font-size-complex="12.5pt"/>
    </style:style>
    <style:style style:name="P5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loext:contextual-spacing="true" fo:text-indent="-0.635cm" style:auto-text-indent="false" fo:background-color="#ffffff" fo:padding="0cm" fo:border="none"/>
    </style:style>
    <style:style style:name="P6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loext:contextual-spacing="true" fo:text-indent="-0.635cm" style:auto-text-indent="false" fo:background-color="#ffffff" fo:padding="0cm" fo:border="none"/>
      <style:text-properties fo:color="#333333" fo:font-size="12.5pt" fo:background-color="#ffffff" style:font-size-asian="12.5pt" style:font-size-complex="12.5pt"/>
    </style:style>
    <style:style style:name="P7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loext:contextual-spacing="true" fo:text-indent="-0.635cm" style:auto-text-indent="false" fo:background-color="#ffffff" fo:padding="0cm" fo:border="none"/>
      <style:text-properties fo:color="#333333" fo:font-size="12.5pt" officeooo:rsid="001260cb" officeooo:paragraph-rsid="001260cb" fo:background-color="#ffffff" style:font-size-asian="12.5pt" style:font-size-complex="12.5pt"/>
    </style:style>
    <style:style style:name="P8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.282cm" loext:contextual-spacing="true" fo:line-height="142%" fo:text-indent="-0.635cm" style:auto-text-indent="false" fo:background-color="#ffffff" fo:padding="0cm" fo:border="none"/>
      <style:text-properties fo:color="#333333" fo:font-size="12pt" style:font-size-asian="12pt" style:font-size-complex="12pt"/>
    </style:style>
    <style:style style:name="T1" style:family="text">
      <style:text-properties fo:color="#333333" fo:font-size="12pt" fo:background-color="#ffffff" loext:char-shading-value="0" style:font-size-asian="12pt" style:font-size-complex="12pt"/>
    </style:style>
    <style:style style:name="T2" style:family="text">
      <style:text-properties fo:color="#333333" fo:font-size="12.5pt" fo:background-color="#ffffff" loext:char-shading-value="0" style:font-size-asian="12.5pt" style:font-size-complex="12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9262476258714898" text:style-name="WWNum1">
        <text:list-item>
          <text:p text:style-name="P2">Update UBUNTU</text:p>
          <text:list>
            <text:list-item>
              <text:p text:style-name="P5">sudo apt-get update</text:p>
            </text:list-item>
            <text:list-item>
              <text:p text:style-name="P5"><text:s/>sudo apt-get upgrade</text:p>
            </text:list-item>
            <text:list-item>
              <text:p text:style-name="P5"><text:s/>sudo apt-get dist-upgrade</text:p>
            </text:list-item>
            <text:list-item>
              <text:p text:style-name="P5"><text:s/>sudo apt-get install update-manager-core</text:p>
            </text:list-item>
            <text:list-item>
              <text:p text:style-name="P5"><text:s/>sudo do-release-upgrade</text:p>
            </text:list-item>
          </text:list>
        </text:list-item>
        <text:list-item>
          <text:p text:style-name="P3">Google Chrome</text:p>
          <text:list>
            <text:list-item>
              <text:p text:style-name="P5">wget -q -O - https://dl-ssl.google.com/linux/linux_signing_key.pub | sudo apt-key add - </text:p>
            </text:list-item>
            <text:list-item>
              <text:p text:style-name="P5">sudo sh -c 'echo "deb [arch=amd64] http://dl.google.com/linux/chrome/deb/ stable main" &gt;&gt; /etc/apt/sources.list.d/google-chrome.list'</text:p>
            </text:list-item>
            <text:list-item>
              <text:p text:style-name="P5">sudo apt-get update</text:p>
            </text:list-item>
            <text:list-item>
              <text:p text:style-name="P5">sudo apt-get install google-chrome-stable</text:p>
            </text:list-item>
          </text:list>
        </text:list-item>
        <text:list-item>
          <text:p text:style-name="P3">Chromium</text:p>
          <text:list>
            <text:list-item>
              <text:p text:style-name="P5"><text:span text:style-name="T1"><text:s/>$ sudo apt-get update</text:span><text:span text:style-name="T2"> </text:span></text:p>
            </text:list-item>
            <text:list-item>
              <text:p text:style-name="P5"><text:span text:style-name="T1"><text:s/>$ sudo apt-get install chromium-browser</text:span><text:span text:style-name="T2"> </text:span></text:p>
            </text:list-item>
          </text:list>
        </text:list-item>
        <text:list-item>
          <text:p text:style-name="P4">Xdotool</text:p>
          <text:list>
            <text:list-item>
              <text:p text:style-name="P6">$ sudo apt-get install xdotool</text:p>
            </text:list-item>
          </text:list>
        </text:list-item>
        <text:list-item>
          <text:p text:style-name="P4">VMware player</text:p>
          <text:list>
            <text:list-item>
              <text:p text:style-name="P8">$ sudo apt-get install build-essential linux-headers-`uname -r`</text:p>
            </text:list-item>
            <text:list-item>
              <text:p text:style-name="P6">$ uname -m</text:p>
            </text:list-item>
          </text:list>
        </text:list-item>
      </text:list>
      <text:p text:style-name="P1">If 64:</text:p>
      <text:list xml:id="list142502387393811" text:continue-numbering="true" text:style-name="WWNum1">
        <text:list-item>
          <text:list>
            <text:list-item>
              <text:p text:style-name="P6">$ wget -c https://softwareupdate.vmware.com/cds/vmw-desktop/player/7.1.4/3848939/linux/core/VMware-Player-7.1.4-3848939.x86_64.bundle.tar -O VMware-Player.tar</text:p>
            </text:list-item>
            <text:list-item>
              <text:p text:style-name="P6">$ tar -xvf VMware-Player.tar</text:p>
            </text:list-item>
            <text:list-item>
              <text:p text:style-name="P6">$ sudo sh VMware-Player*</text:p>
            </text:list-item>
          </text:list>
        </text:list-item>
        <text:list-item>
          <text:p text:style-name="P4">Mahimahi</text:p>
          <text:list>
            <text:list-item>
              <text:p text:style-name="P6">$ sudo add-apt-repository ppa:keithw/mahimahi</text:p>
            </text:list-item>
            <text:list-item>
              <text:p text:style-name="P6">$ sudo apt-get update</text:p>
            </text:list-item>
            <text:list-item>
              <text:p text:style-name="P6">$ sudo apt-get install mahimahi</text:p>
            </text:list-item>
          </text:list>
        </text:list-item>
        <text:list-item>
          <text:p text:style-name="P4">Script #1</text:p>
          <text:list>
            <text:list-item>
              <text:p text:style-name="P7">https://github.com/kenepomuceno/QUIC_Experiments/blob/master/run-takehar.sh</text:p>
            </text:list-item>
          </text:list>
        </text:list-item>
        <text:list-item>
          <text:p text:style-name="P4">Script #2</text:p>
          <text:list>
            <text:list-item>
              <text:p text:style-name="P7">https://github.com/kenepomuceno/QUIC_Experiments/blob/master/captura.sh</text:p>
            </text:list-item>
          </text:list>
        </text:list-item>
        <text:list-item>
          <text:p text:style-name="P4">100 record</text:p>
          <text:list>
            <text:list-item>
              <text:p text:style-name="P7">https://github.com/kenepomuceno/QUIC_Experiments/tree/master/Records</text:p>
            </text:list-item>
          </text:list>
        </text:list-item>
        <text:list-item>
          <text:p text:style-name="P4">Top 100 Alexa </text:p>
          <text:list>
            <text:list-item>
              <text:p text:style-name="P7">https://github.com/kenepomuceno/QUIC_Experiments/blob/master/entrada.csv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.5pt" style:text-underline-style="none" fo:font-weight="bold"/>
    </style:style>
    <style:style style:name="ListLabel_20_2" style:display-name="ListLabel 2" style:family="text">
      <style:text-properties fo:font-size="12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4:25:01.282777161</dc:date>
    <meta:editing-duration>PT2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52" meta:character-count="1351" meta:non-whitespace-character-count="1258"/>
  </office:meta>
</office:document-meta>
</file>